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8.35cm" fo:min-width="15.5cm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0.6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7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2cm" svg:height="8.8cm" svg:x="2.099cm" svg:y="2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1.1cm" draw:transform="rotate (1.48981304950236) translate (13.978cm 7.537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1.48981304950236) translate (15.104cm 7.26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2.2cm" svg:y="7.3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2.566cm" svg:y="8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-1.28543499409382) translate (6.578cm 9.035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-1.28543499409382) translate (5.626cm 9.69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7.2cm" svg:y="7.3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17.566cm" svg:y="8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3.2cm" svg:y="6.8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3.566cm" svg:y="7.9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-1.52524323331784) translate (9.25cm 9.696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-1.52524323331784) translate (8.168cm 10.11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6.1cm" svg:y="7.3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16.466cm" svg:y="8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4.3cm" svg:y="6.4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4.666cm" svg:y="7.5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1.82823239146406) translate (2.229cm 7.508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1.82823239146406) translate (3.2cm 6.87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4.999cm" svg:y="7.3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15.365cm" svg:y="8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6.449cm" svg:y="6.7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6.815cm" svg:y="7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-1.28543499409382) translate (10.827cm 8.435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-1.28543499409382) translate (9.875cm 9.09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7.449cm" svg:y="6.2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7.815cm" svg:y="7.3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-1.52524323331784) translate (13.499cm 9.096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-1.52524323331784) translate (12.417cm 9.51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8.549cm" svg:y="5.8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8.915cm" svg:y="6.9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1.82823239146406) translate (6.478cm 6.908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1.82823239146406) translate (7.449cm 6.2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cm" svg:height="1.1cm" draw:transform="rotate (-1.52524323331784) translate (10.287cm 9.798cm)">
          <text:p/>
          <draw:enhanced-geometry svg:viewBox="0 0 21600 21600" draw:glue-points="10800 0 3163 3163 0 10800 3163 18437 10800 21600 18437 18437 21600 10800 18437 3163" draw:text-areas="3163 3163 18437 18437" draw:mirror-horizontal="tru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skewX (0.000523598775598305) rotate (-1.52524323331784) translate (12.501cm 10.2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draw:layer="layout" svg:width="1.1cm" svg:height="1.1cm" draw:transform="rotate (2.85518412333752) translate (6.623cm 9.317cm)">
          <text:p/>
          <draw:enhanced-geometry svg:viewBox="0 0 21600 21600" draw:glue-points="10800 0 3163 3163 0 10800 3163 18437 10800 21600 18437 18437 21600 10800 18437 3163" draw:text-areas="3163 3163 18437 18437" draw:mirror-horizontal="tru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skewX (0.000523598775598321) rotate (2.85518412333752) translate (5.683cm 8.15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1.1cm" svg:height="1.1cm" svg:x="11.901cm" svg:y="5.4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12.267cm" svg:y="6.5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0.801cm" svg:y="5.4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11.167cm" svg:y="6.5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9.7cm" svg:y="5.27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svg:x="10.066cm" svg:y="6.3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-1.46415670949804) translate (14.307cm 8.147cm)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-1.46415670949804) translate (13.252cm 8.62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draw:transform="rotate (2.88537831939703) translate (14.633cm 1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0.4cm" svg:height="2.2cm" draw:transform="rotate (2.88537831939703) translate (14.557cm 9.8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7.9cm" svg:height="1cm" svg:x="1.7cm" svg:y="1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4:28:06.814762000</meta:creation-date>
    <dc:date>2016-04-25T15:51:52.482708000</dc:date>
    <meta:editing-duration>PT23M32S</meta:editing-duration>
    <meta:editing-cycles>7</meta:editing-cycles>
    <meta:generator>LibreOffice/4.4.1.2$MacOSX_X86_64 LibreOffice_project/45e2de17089c24a1fa810c8f975a7171ba4cd432</meta:generator>
    <meta:document-statistic meta:object-count="48"/>
  </office:meta>
</office:document-meta>
</file>